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C06C3A910C90A9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99cm, 2.218cm, 10.598cm, 3.72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4.208cm" svg:x="0.892cm" svg:y="2.091cm">
          <draw:image xlink:href="Pictures/10000000000005E8000007E04C06C3A910C90A9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18:59.846673309</dc:date>
    <meta:editing-duration>PT3M33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